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PAMincho" svg:font-family="IPAMincho"/>
    <style:font-face style:name="Tahoma1" svg:font-family="Tahoma"/>
    <style:font-face style:name="ＭＳ 明朝1" svg:font-family="'ＭＳ 明朝'" style:font-family-generic="roman" style:font-pitch="fixed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2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7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6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middle" fo:padding="0.097cm" fo:border="0.002cm solid #000000"/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name-asian="ＭＳ 明朝2" style:font-size-asian="10.5pt" style:font-size-complex="10.5pt"/>
    </style:style>
    <style:style style:name="P2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3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6" style:family="paragraph" style:parent-style-name="Standard">
      <style:paragraph-properties style:line-spacing="0.101cm"/>
      <style:text-properties style:font-name="HGｺﾞｼｯｸE" fo:font-size="11pt" style:font-name-asian="HGｺﾞｼｯｸE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size-complex="10.5pt"/>
    </style:style>
    <style:style style:name="P9" style:family="paragraph" style:parent-style-name="Standard">
      <style:paragraph-properties fo:text-align="end" style:justify-single-word="false" fo:break-before="page"/>
      <style:text-properties fo:font-size="10.5pt" style:font-name-asian="ＭＳ 明朝2" style:font-size-asian="10.5pt" style:font-size-complex="10.5pt"/>
    </style:style>
    <style:style style:name="P10" style:family="paragraph" style:parent-style-name="Standard">
      <style:paragraph-properties style:line-height-at-least="0cm" fo:background-color="transparent" style:shadow="none">
        <style:tab-stops/>
        <style:drop-cap/>
        <style:background-image/>
      </style:paragraph-properties>
      <style:text-properties style:font-name="ＭＳ 明朝1" fo:font-size="10pt" style:font-name-asian="ＭＳ 明朝1" style:font-size-asian="10pt" style:font-size-complex="10pt"/>
    </style:style>
    <style:style style:name="P11" style:family="paragraph" style:parent-style-name="Standard">
      <style:paragraph-properties style:line-height-at-least="0cm" fo:text-align="center" style:justify-single-word="false" fo:background-color="transparent" style:shadow="none">
        <style:tab-stops/>
        <style:drop-cap/>
        <style:background-image/>
      </style:paragraph-properties>
      <style:text-properties style:font-name="ＭＳ 明朝1" fo:font-size="10pt" style:font-name-asian="ＭＳ 明朝1" style:font-size-asian="10pt" style:font-size-complex="10pt"/>
    </style:style>
    <style:style style:name="P12" style:family="paragraph" style:parent-style-name="Standard">
      <style:paragraph-properties style:line-height-at-least="0cm" fo:text-align="end" style:justify-single-word="false" fo:background-color="transparent" style:shadow="none">
        <style:tab-stops/>
        <style:drop-cap/>
        <style:background-image/>
      </style:paragraph-properties>
      <style:text-properties style:font-name="ＭＳ 明朝1" fo:font-size="10pt" style:font-name-asian="ＭＳ 明朝1" style:font-size-asian="10pt" style:font-size-complex="10pt"/>
    </style:style>
    <style:style style:name="P13" style:family="paragraph" style:parent-style-name="Standard" style:master-page-name="">
      <style:paragraph-properties style:line-height-at-least="0cm" style:page-number="auto" fo:background-color="transparent" style:shadow="none">
        <style:tab-stops/>
        <style:drop-cap/>
        <style:background-image/>
      </style:paragraph-properties>
      <style:text-properties style:font-name="ＭＳ 明朝1" fo:font-size="10pt" style:font-name-asian="ＭＳ 明朝1" style:font-size-asian="10pt" style:font-size-complex="10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fo:color="#000000" style:font-name-complex="IPAMincho"/>
    </style:style>
    <style:style style:name="T3" style:family="text">
      <style:text-properties style:font-name-asian="HG丸ｺﾞｼｯｸM-PRO"/>
    </style:style>
    <style:style style:name="T4" style:family="text">
      <style:text-properties fo:font-size="18pt" style:font-name-asian="HG丸ｺﾞｼｯｸM-PRO" style:font-size-asian="18pt" style:font-size-complex="18pt"/>
    </style: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text:anchor-type="paragraph" draw:z-index="0" draw:style-name="gr1" draw:text-style-name="P15" svg:width="2.386cm" svg:height="1.592cm" draw:transform="rotate (0.5235987755982) translate (12.7582083333333cm 0.146402777777778cm)"><draw:text-box><text:p text:style-name="P14"><text:span text:style-name="T3"/></text:p><text:p text:style-name="P14"><text:span text:style-name="T4">無料</text:span></text:p></draw:text-box></draw:frame><text:tab/>便利で、簡単！誰もが使えるOpenOffice.org</text:p>
      <text:p text:style-name="P2"><text:tab/>　OpenOffice.org講習会(入門編)</text:p>
      <text:p text:style-name="P3"><text:tab/>　　　プレゼンテーションソフト　〜Impress〜</text:p>
      <text:p text:style-name="P13"/>
      <text:p text:style-name="P10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10">　そこで、県内でOpenOffice.orgのサポートサービスをされている株式会社マツケイから講師をお招きして、OpenOffice.orgの使い方をわかりやすく学ぶ講習会を開催しています。</text:p>
      <text:p text:style-name="P10"/>
      <text:p text:style-name="P10">　この講習会は「Writer」「Calc」「Impress」の順に開催しています。今回は、前回大変好評だった、プレゼンテーションソフト<text:span text:style-name="T1">「Impress」の講習会を行ないます。</text:span></text:p>
      <text:p text:style-name="P10"/>
      <text:p text:style-name="P10">　下記の内容をご覧の上、参加ご希望の方は、別紙(裏面)の申し込み用紙に必要事項を記入して、しまねOSS事務局までFAXしていただくか、または電子メールに直接必要事項を記入して<text:span text:style-name="T1">、しまねOSS協議会事務局宛てにお送りください。</text:span></text:p>
      <text:p text:style-name="P10"/>
      <text:p text:style-name="P10">　みなさまのご参加をお待ちしています。</text:p>
      <text:p text:style-name="P11">記</text:p>
      <text:p text:style-name="P10"/>
      <text:p text:style-name="P10">　日　時<text:tab/>１日目　平成２<text:span text:style-name="T1">４</text:span>年１<text:span text:style-name="T1">０</text:span>月<text:span text:style-name="T1">２</text:span>４日（水）　１８：３０〜２０：００</text:p>
      <text:p text:style-name="P10"><text:tab/><text:tab/>２日目　平成２<text:span text:style-name="T1">４</text:span>年１<text:span text:style-name="T1">０</text:span>月<text:span text:style-name="T1">３</text:span>１日（水）　１８：３０〜２０：００</text:p>
      <text:p text:style-name="P10"><text:tab/><text:tab/>※１日目と２日目の両方で一つの内容となっています。</text:p>
      <text:p text:style-name="P10"/>
      <text:p text:style-name="P10">　場　所<text:tab/>松江テルサ別館２階　オープンソースラボ</text:p>
      <text:p text:style-name="P10"/>
      <text:p text:style-name="P10">　内　容<text:tab/>「Impressの概要」</text:p>
      <text:p text:style-name="P10"><text:tab/><text:tab/><text:span text:style-name="T2">基本操作、箇条書き、番号付け、図形描画、オブジェクトの挿入、表の操作、</text:span></text:p>
      <text:p text:style-name="P10"><text:tab/><text:tab/>スライドマスター、アニメーション、<text:span text:style-name="T2">印刷</text:span></text:p>
      <text:p text:style-name="P10"/>
      <text:p text:style-name="P10">　対象者<text:tab/>パソコンの基本操作ができる方</text:p>
      <text:p text:style-name="P10"><text:tab/><text:tab/>（協議会会員以外の方でもご自由に参加いただけます。）</text:p>
      <text:p text:style-name="P10"/>
      <text:p text:style-name="P10">　参加費<text:tab/>無料</text:p>
      <text:p text:style-name="P10"/>
      <text:p text:style-name="P10">　定　員<text:tab/>２０名</text:p>
      <text:p text:style-name="P10"/>
      <text:p text:style-name="P10">　講　師<text:tab/>株式会社マツケイ　伊藤　葉子氏</text:p>
      <text:p text:style-name="P10"/>
      <text:p text:style-name="P10">　主　催<text:tab/>しまねOSS協議会</text:p>
      <text:p text:style-name="P10"/>
      <text:p text:style-name="P10">　その他<text:tab/>（１）ノートパソコンをお持ちの方は当日ご持参ください。お持ちでない方は、お貸し</text:p>
      <text:p text:style-name="P10"><text:tab/><text:tab/><text:tab/>しますので、お申込みの際にご明記ください。</text:p>
      <text:p text:style-name="P10"><text:tab/><text:tab/>（２）この講習はOpenOffice.org3.1以上を対象としてます。ご持参頂くパソコンには</text:p>
      <text:p text:style-name="P10"><text:tab/><text:tab/><text:tab/>あらかじめOpenOffice.org3.1以上をインストールしてください。</text:p>
      <text:p text:style-name="P10"/>
      <text:p text:style-name="P10">　参加申込み先</text:p>
      <text:p text:style-name="P10"><text:tab/>しまねOSS協議会事務局　（株）ネットワーク応用通信研究所内</text:p>
      <text:p text:style-name="P10"><text:tab/>　メール　info@shimane-oss.org</text:p>
      <text:p text:style-name="P10"><text:tab/>　電　話　０８５２−２８−９２９８　ＦＡＸ　０８５２−２８−９３９８</text:p>
      <text:p text:style-name="P10"/>
      <text:p text:style-name="P10">　※　本内容はしまねOSS協議会ホームページでもご覧いただけます。</text:p>
      <text:p text:style-name="P10">　　　http://www.shimane-oss.org/events/2012/07/26/openofficeorg-seminar-20121024/</text:p>
      <text:p text:style-name="P10"/>
      <text:p text:style-name="P12">以上</text:p>
      <text:p text:style-name="P9">[別紙]</text:p>
      <text:p text:style-name="P1">しまねOSS協議会　事務局　行き</text:p>
      <text:p text:style-name="P1"/>
      <text:p text:style-name="P1"/>
      <text:p text:style-name="P5">OpenOffice.org講習会(入門編)</text:p>
      <text:p text:style-name="P5">プレゼンテーションソフト　〜Impress〜</text:p>
      <text:p text:style-name="P5"/>
      <text:p text:style-name="P4">参加申込書</text:p>
      <text:p text:style-name="P4">[開催日：10/24(水),10/31(水)]</text:p>
      <text:p text:style-name="P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8">お名前</text:p>
          </table:table-cell>
          <table:table-cell table:style-name="表1.B1" office:value-type="string">
            <text:p text:style-name="P7"/>
          </table:table-cell>
        </table:table-row>
        <table:table-row table:style-name="表1.1">
          <table:table-cell table:style-name="表1.A2" office:value-type="string">
            <text:p text:style-name="P8">お名前(ふりがな)</text:p>
          </table:table-cell>
          <table:table-cell table:style-name="表1.B2" office:value-type="string">
            <text:p text:style-name="P7"/>
          </table:table-cell>
        </table:table-row>
        <table:table-row table:style-name="表1.1">
          <table:table-cell table:style-name="表1.A2" office:value-type="string">
            <text:p text:style-name="P8">ご連絡先(電話番号)</text:p>
          </table:table-cell>
          <table:table-cell table:style-name="表1.B2" office:value-type="string">
            <text:p text:style-name="P7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8">メールアドレス</text:p>
          </table:table-cell>
          <table:table-cell table:style-name="表1.B2" office:value-type="string">
            <text:p text:style-name="P7"/>
          </table:table-cell>
        </table:table-row>
        <table:table-row table:style-name="表1.1">
          <table:table-cell table:style-name="表1.A2" office:value-type="string">
            <text:p text:style-name="P8">パソコン貸出</text:p>
          </table:table-cell>
          <table:table-cell table:style-name="表1.B2" office:value-type="string">
            <text:p text:style-name="P8">必要　　・　　不要</text:p>
          </table:table-cell>
        </table:table-row>
      </table:table>
      <text:p text:style-name="P1"/>
      <text:p text:style-name="P1"/>
      <text:p text:style-name="P1">＊　本講習会への申込書に記載された内容は、講習会の開催に関連することにおいてのみ使用し、</text:p>
      <text:p text:style-name="P1">　　それ以外の目的には一切使用致しません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PAMincho" svg:font-family="IPAMincho"/>
    <style:font-face style:name="Tahoma1" svg:font-family="Tahoma"/>
    <style:font-face style:name="ＭＳ 明朝1" svg:font-family="'ＭＳ 明朝'" style:font-family-generic="roman" style:font-pitch="fixed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2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0T17:29:57</meta:creation-date>
    <dc:title>無題</dc:title>
    <meta:editing-duration>PT5H26M28S</meta:editing-duration>
    <meta:editing-cycles>39</meta:editing-cycles>
    <meta:generator>OpenOffice.org/3.4$Win32 OpenOffice.org_project/340m1$Build-9590</meta:generator>
    <dc:date>2012-07-26T19:45:48.80</dc:date>
    <meta:document-statistic meta:table-count="1" meta:image-count="0" meta:object-count="0" meta:page-count="2" meta:paragraph-count="48" meta:word-count="1022" meta:character-count="1408"/>
    <meta:template xlink:type="simple" xlink:actuate="onRequest" xlink:title="無題" xlink:href="../無題.ott" meta:date="2010-03-20T17:29:56"/>
  </office:meta>
</office:document-meta>
</file>